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000000" draw:stroke-linejoin="miter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35cm" svg:stroke-color="#000000" draw:marker-start="msArrowEnd_20_9" draw:marker-start-width="0.35cm" draw:marker-start-center="false" draw:marker-end="msArrowEnd_20_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604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bottom" draw:auto-grow-height="true" draw:auto-grow-width="false" fo:min-height="2.346cm" fo:min-width="0cm" fo:padding-top="0.128cm" fo:padding-bottom="0.128cm" fo:padding-left="0.256cm" fo:padding-right="0.256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233cm" fo:min-width="0cm" fo:padding-top="0.128cm" fo:padding-bottom="0.128cm" fo:padding-left="0.256cm" fo:padding-right="0.256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r7" style:family="presentation" style:parent-style-name="Default-notes">
      <style:graphic-properties draw:stroke="none" draw:fill="none" draw:fill-color="#ffffff" draw:auto-grow-height="true" fo:min-height="11.604cm" draw:shadow="hidden"/>
    </style:style>
    <style:style style:name="pr8" style:family="presentation" style:parent-style-name="Default-title">
      <style:graphic-properties draw:stroke="none" draw:fill="none" draw:fill-color="#bbe0e3" draw:textarea-horizontal-align="justify" draw:textarea-vertical-align="bottom" draw:auto-grow-height="true" draw:auto-grow-width="false" fo:min-height="2.92cm" fo:min-width="0cm" fo:padding-top="0.128cm" fo:padding-bottom="0.128cm" fo:padding-left="0.256cm" fo:padding-right="0.256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6.743cm" fo:min-width="0cm" fo:padding-top="0.128cm" fo:padding-bottom="0.128cm" fo:padding-left="0.256cm" fo:padding-right="0.256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.345cm" fo:min-width="0cm" fo:padding-top="0.128cm" fo:padding-bottom="0.128cm" fo:padding-left="0.256cm" fo:padding-right="0.256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08cm" fo:min-width="0cm" fo:padding-top="0.128cm" fo:padding-bottom="0.128cm" fo:padding-left="0.256cm" fo:padding-right="0.256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11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282cm" fo:margin-bottom="0cm" text:enable-numbering="true" fo:text-indent="-0.952cm"/>
    </style:style>
    <style:style style:name="P6" style:family="paragraph">
      <style:paragraph-properties fo:margin-left="0.952cm" fo:margin-right="0cm" fo:text-indent="-0.952cm" style:writing-mode="lr-tb"/>
    </style:style>
    <style:style style:name="P7" style:family="paragraph">
      <style:paragraph-properties fo:margin-left="0.952cm" fo:margin-right="0cm" fo:margin-top="0.211cm" fo:margin-bottom="0cm" fo:line-height="80%" text:enable-numbering="true" fo:text-indent="-0.952cm"/>
    </style:style>
    <style:style style:name="P8" style:family="paragraph">
      <style:paragraph-properties fo:margin-left="2.063cm" fo:margin-right="0cm" fo:margin-top="0.211cm" fo:margin-bottom="0cm" fo:line-height="80%" text:enable-numbering="true" fo:text-indent="-0.793cm"/>
    </style:style>
    <style:style style:name="P9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10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11" style:family="paragraph">
      <style:paragraph-properties fo:margin-left="3.175cm" fo:margin-right="0cm" fo:margin-top="0.211cm" fo:margin-bottom="0cm" fo:line-height="90%" text:enable-numbering="true" fo:text-indent="-0.635cm"/>
    </style:style>
    <style:style style:name="P12" style:family="paragraph">
      <style:paragraph-properties fo:margin-left="0cm" fo:margin-right="0cm" fo:margin-top="0.308cm" fo:margin-bottom="0cm" fo:line-height="100%" text:enable-numbering="false" fo:text-indent="0cm"/>
    </style:style>
    <style:style style:name="P13" style:family="paragraph">
      <style:paragraph-properties fo:margin-left="0cm" fo:margin-right="0cm" fo:margin-top="0.529cm" fo:margin-bottom="0cm" fo:line-height="100%" text:enable-numbering="false" fo:text-indent="0cm"/>
    </style:style>
    <style:style style:name="P14" style:family="paragraph">
      <style:paragraph-properties style:writing-mode="lr-tb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17" style:family="paragraph">
      <style:paragraph-properties fo:margin-left="1.058cm" fo:margin-right="0cm" fo:margin-top="0.246cm" fo:margin-bottom="0cm" fo:line-height="80%" text:enable-numbering="true" fo:text-indent="-1.058cm"/>
    </style:style>
    <style:style style:name="P18" style:family="paragraph">
      <style:paragraph-properties fo:margin-left="2.222cm" fo:margin-right="0cm" fo:margin-top="0.211cm" fo:margin-bottom="0cm" fo:line-height="80%" text:enable-numbering="true" fo:text-indent="-0.952cm"/>
    </style:style>
    <style:style style:name="P19" style:family="paragraph">
      <style:paragraph-properties fo:margin-left="2.222cm" fo:margin-right="0cm" fo:margin-top="0.211cm" fo:margin-bottom="0cm" fo:line-height="80%" text:enable-numbering="false" fo:text-indent="-0.952cm"/>
    </style:style>
    <style:style style:name="P20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21" style:family="paragraph">
      <style:paragraph-properties fo:margin-left="0cm" fo:margin-right="0cm" fo:margin-top="0.211cm" fo:margin-bottom="0cm" fo:line-height="100%" text:enable-numbering="false" fo:text-indent="0cm"/>
    </style:style>
    <style:style style:name="P22" style:family="paragraph">
      <style:paragraph-properties fo:margin-left="0cm" fo:margin-right="0cm" fo:margin-top="0.211cm" fo:margin-bottom="0cm" fo:line-height="100%" fo:text-align="center" text:enable-numbering="false" fo:text-indent="0cm"/>
    </style:style>
    <style:style style:name="P23" style:family="paragraph">
      <style:paragraph-properties fo:margin-left="0.952cm" fo:margin-right="0cm" fo:margin-top="0.211cm" fo:margin-bottom="0cm" fo:line-height="80%" text:enable-numbering="false" fo:text-indent="-0.952cm"/>
    </style:style>
    <style:style style:name="P24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25" style:family="paragraph">
      <style:paragraph-properties fo:margin-left="0.952cm" fo:margin-right="0cm" fo:margin-top="0.211cm" fo:margin-bottom="0cm" text:enable-numbering="true" fo:text-indent="-0.952cm"/>
    </style:style>
    <style:style style:name="P26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27" style:family="paragraph">
      <style:paragraph-properties fo:margin-left="2.063cm" fo:margin-right="0cm" fo:margin-top="0.211cm" fo:margin-bottom="0cm" text:enable-numbering="true" fo:text-indent="-0.793cm"/>
    </style:style>
    <style:style style:name="T1" style:family="text">
      <style:text-properties fo:color="#000000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c3300" fo:font-size="24pt" style:font-size-asian="24pt" style:font-size-complex="24pt"/>
    </style:style>
    <style:style style:name="T6" style:family="text">
      <style:text-properties fo:font-family="Arial" style:font-pitch="variable" fo:font-size="14pt" style:font-size-asian="14pt" style:font-size-complex="14pt"/>
    </style:style>
    <style:style style:name="T7" style:family="text">
      <style:text-properties fo:font-family="Arial" style:font-pitch="variable"/>
    </style:style>
    <style:style style:name="T8" style:family="text">
      <style:text-properties fo:font-family="Arial" style:font-pitch="variable" fo:font-size="14pt" fo:language="en" fo:country="US" style:font-size-asian="14pt" style:font-size-complex="14pt"/>
    </style:style>
    <style:style style:name="T9" style:family="text">
      <style:text-properties fo:font-family="Arial" style:font-pitch="variable" fo:language="en" fo:country="US"/>
    </style:style>
    <style:style style:name="T10" style:family="text">
      <style:text-properties fo:color="#cc3300" fo:font-size="24pt" fo:language="en" fo:country="US" style:font-size-asian="24pt" style:font-size-complex="24pt"/>
    </style:style>
    <style:style style:name="T11" style:family="text">
      <style:text-properties fo:font-size="28pt" fo:language="en" fo:country="US" style:font-size-asian="28pt" style:font-size-complex="28pt"/>
    </style:style>
    <style:style style:name="T12" style:family="text">
      <style:text-properties fo:color="#cc3300" fo:font-size="28pt" fo:language="en" fo:country="US" style:font-size-asian="28pt" style:font-size-complex="28pt"/>
    </style:style>
    <style:style style:name="T13" style:family="text">
      <style:text-properties fo:font-size="40pt" fo:language="en" fo:country="US" style:font-size-asian="40pt" style:font-size-complex="40pt"/>
    </style:style>
    <style:style style:name="T14" style:family="text">
      <style:text-properties fo:color="#cc3300" fo:font-size="28pt" style:font-size-asian="28pt" style:font-size-complex="28pt"/>
    </style:style>
    <style:style style:name="T15" style:family="text">
      <style:text-properties fo:color="#cc3300" fo:font-family="Arial" style:font-pitch="variable"/>
    </style:style>
    <style:style style:name="T16" style:family="text">
      <style:text-properties fo:font-family="Arial" style:font-pitch="variable" fo:font-size="20pt" fo:language="en" fo:country="US" style:font-size-asian="20pt" style:font-size-complex="20pt"/>
    </style:style>
    <style:style style:name="T17" style:family="text">
      <style:text-properties fo:font-family="Arial" style:font-pitch="variable" fo:font-size="20pt" style:font-size-asian="20pt" style:font-size-complex="20pt"/>
    </style:style>
    <style:style style:name="T18" style:family="text">
      <style:text-properties fo:color="#000000" fo:font-family="Arial" style:font-pitch="variable" fo:font-size="24pt" style:font-size-asian="24pt" style:font-size-complex="24pt"/>
    </style:style>
    <style:style style:name="T19" style:family="text">
      <style:text-properties fo:color="#000000" fo:font-family="Arial" style:font-pitch="variable" fo:font-size="24pt" fo:language="en" fo:country="US" style:font-size-asian="24pt" style:font-size-complex="24pt"/>
    </style:style>
    <style:style style:name="T20" style:family="text">
      <style:text-properties fo:font-size="20pt" fo:language="en" fo:country="US" style:font-size-asian="20pt" style:font-size-complex="20pt"/>
    </style:style>
    <style:style style:name="T21" style:family="text">
      <style:text-properties fo:color="#cc3300" fo:font-size="20pt" fo:language="en" fo:country="US" style:font-size-asian="20pt" style:font-size-complex="20pt"/>
    </style:style>
    <style:style style:name="T22" style:family="text">
      <style:text-properties fo:language="en" fo:country="US"/>
    </style:style>
    <style:style style:name="T23" style:family="text">
      <style:text-properties fo:color="#cc3300" fo:font-family="Arial" style:font-pitch="variable" fo:font-size="24pt" style:font-size-asian="24pt" style:font-size-complex="24pt"/>
    </style:style>
    <style:style style:name="T24" style:family="text">
      <style:text-properties fo:color="#000000" fo:font-size="24pt" style:font-size-asian="24pt" style:font-size-complex="24pt"/>
    </style:style>
    <style:style style:name="T25" style:family="text">
      <style:text-properties fo:color="#99cc00" fo:font-size="20pt" fo:language="en" fo:country="US" style:font-size-asian="20pt" style:font-size-complex="20pt"/>
    </style:style>
    <style:style style:name="T26" style:family="text">
      <style:text-properties fo:color="#ff33cc" fo:font-size="20pt" fo:language="en" fo:country="US" style:font-size-asian="20pt" style:font-size-complex="20pt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font-size="28pt" style:font-size-asian="28pt" style:font-size-complex="28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cc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058cm"/>
        <style:text-properties fo:font-family="Arial" style:font-family-generic="swiss" style:font-pitch="variable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1.05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952cm"/>
        <style:text-properties fo:font-family="Arial" style:font-family-generic="swiss" style:font-pitch="variable" fo:color="#cc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Arial" style:font-family-generic="swiss" style:font-pitch="variable" fo:color="#99c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ETCONF Overview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NETCONF Overview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Andy Bierman</text:span></text:p>
            <text:p text:style-name="P3"><text:span text:style-name="T2">IETF NETCONF WG Co-Chair</text:span></text:p>
            <text:p text:style-name="P3"><text:span text:style-name="T2">ietf@andybierman.com</text:span></text:p>
          </draw:text-box>
        </draw:frame>
        <presentation:notes draw:style-name="dp2">
          <draw:page-thumbnail draw:style-name="gr1" draw:layer="layout" svg:width="12.894cm" svg:height="9.663cm" svg:x="3.254cm" svg:y="1.936cm" draw:page-number="1" presentation:class="page"/>
          <draw:frame presentation:style-name="pr3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Agenda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Agenda</text:p>
          </draw:text-box>
        </draw:frame>
        <draw:frame presentation:style-name="pr5" draw:text-style-name="P6" draw:layer="layout" svg:width="21.167cm" svg:height="12.489cm" svg:x="2.539cm" svg:y="4.022cm" presentation:class="outline" presentation:user-transformed="true">
          <draw:text-box>
            <text:list text:style-name="L3">
              <text:list-item>
                <text:p text:style-name="P5">What problem does NETCONF solve?</text:p>
              </text:list-item>
            </text:list>
            <text:list text:style-name="L3">
              <text:list-item>
                <text:p text:style-name="P5">What is NETCONF?</text:p>
              </text:list-item>
            </text:list>
            <text:list text:style-name="L3">
              <text:list-item>
                <text:p text:style-name="P5">How Does NETCONF Work? </text:p>
              </text:list-item>
            </text:list>
            <text:list text:style-name="L3">
              <text:list-item>
                <text:p text:style-name="P5">How Can NETCONF Help Operators and Developers?</text:p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2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work Configuration Problem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<text:span text:style-name="T3">Network Configuration Problems</text:span></text:p>
          </draw:text-box>
        </draw:frame>
        <draw:frame presentation:style-name="pr5" draw:text-style-name="P6" draw:layer="layout" svg:width="21.167cm" svg:height="12.489cm" svg:x="2.539cm" svg:y="4.022cm" presentation:class="outline" presentation:user-transformed="true">
          <draw:text-box>
            <text:list text:style-name="L3">
              <text:list-item>
                <text:p text:style-name="P7"><text:span text:style-name="T4">The configuration and control of network devices is critical to the operation of a modern busines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Many highly-skilled engineers are needed to maintain network operation, performance, and secur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Configuration errors are sometimes the root cause of network disruptions, security holes, and poor perform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Current “screen-scraping” techniques must deal with a large variety of proprietary command line interfaces (CLI), transaction models and capabilities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5">There is a need for a standardized protocol for the programmatic configuration of network devices</text:span></text:p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3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What Is NETCONF?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What Is NETCONF?</text:p>
          </draw:text-box>
        </draw:frame>
        <draw:frame presentation:style-name="pr5" draw:text-style-name="P6" draw:layer="layout" svg:width="21.167cm" svg:height="12.489cm" svg:x="2.539cm" svg:y="4.022cm" presentation:class="outline" presentation:user-transformed="true">
          <draw:text-box>
            <text:list text:style-name="L3">
              <text:list-item>
                <text:p text:style-name="P9"><text:span text:style-name="T4">NETCONF is a new protocol for programmatic management of network device configuration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Started as the XMLCONF Design Team, and led to the IETF NETCONF Working Group (W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Session and connection-oriented, carried over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Secure Shell (SSH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Blocks Extensible Exchange Protocol (BEEP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Simple Object Access Protocol (SOAP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Uses a Remote Procedure Call (RPC) model for protocol operations, which are encoded in Extensible <text:s/>Markup Language (XML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4"/>
          <draw:frame presentation:style-name="pr7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Conceptual Layer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NETCONF Conceptual Layers</text:p>
          </draw:text-box>
        </draw:frame>
        <draw:custom-shape draw:style-name="gr2" draw:text-style-name="P14" draw:layer="layout" svg:width="5.248cm" svg:height="3.762cm" svg:x="1.499cm" svg:y="8.136cm">
          <text:p text:style-name="P12"><text:span text:style-name="T6"/></text:p>
          <text:p text:style-name="P13"><text:span text:style-name="T6"><text:s text:c="4"/></text:span><text:span text:style-name="T7">Manager</text:span></text:p>
          <text:p text:style-name="P13"><text:span text:style-name="T7"/></text:p>
          <draw:enhanced-geometry svg:viewBox="0 0 21600 21600" draw:type="mso-spt202" draw:enhanced-path="M 0 0 L 21600 0 21600 21600 0 21600 0 0 Z N"/>
        </draw:custom-shape>
        <draw:custom-shape draw:style-name="gr2" draw:text-style-name="P14" draw:layer="layout" svg:width="3.987cm" svg:height="3.762cm" svg:x="19.526cm" svg:y="8.246cm">
          <text:p text:style-name="P12"><text:span text:style-name="T6"/></text:p>
          <text:p text:style-name="P13"><text:span text:style-name="T7"><text:s text:c="2"/></text:span><text:span text:style-name="T7">Agent</text:span></text:p>
          <text:p text:style-name="P13"><text:span text:style-name="T7"/></text:p>
          <draw:enhanced-geometry svg:viewBox="0 0 21600 21600" draw:type="mso-spt202" draw:enhanced-path="M 0 0 L 21600 0 21600 21600 0 21600 0 0 Z N"/>
        </draw:custom-shape>
        <draw:custom-shape draw:style-name="gr2" draw:text-style-name="P14" draw:layer="layout" svg:width="6.91cm" svg:height="12.853cm" svg:x="9.737cm" svg:y="4.405cm">
          <text:p text:style-name="P12"><text:span text:style-name="T8"><text:s text:c="4"/></text:span></text:p>
          <text:p text:style-name="P13"><text:span text:style-name="T8"><text:s text:c="5"/></text:span><text:span text:style-name="T9">Config Data</text:span></text:p>
          <text:p text:style-name="P12"><text:span text:style-name="T8"/></text:p>
          <text:p text:style-name="P13"><text:span text:style-name="T9"><text:s text:c="3"/></text:span><text:span text:style-name="T9">Operations</text:span></text:p>
          <text:p text:style-name="P13"><text:span text:style-name="T9"><text:s text:c="4"/></text:span><text:span text:style-name="T9">(Methods)</text:span></text:p>
          <text:p text:style-name="P12"><text:span text:style-name="T8"/></text:p>
          <text:p text:style-name="P13"><text:span text:style-name="T9"><text:s text:c="10"/></text:span><text:span text:style-name="T9">RPC</text:span></text:p>
          <text:p text:style-name="P13"><text:span text:style-name="T9"><text:s text:c="6"/></text:span></text:p>
          <text:p text:style-name="P13"><text:span text:style-name="T9"><text:s text:c="6"/></text:span><text:span text:style-name="T9">Transport</text:span></text:p>
          <text:p text:style-name="P13"><text:span text:style-name="T9"/></text:p>
          <draw:enhanced-geometry svg:viewBox="0 0 21600 21600" draw:type="mso-spt202" draw:enhanced-path="M 0 0 L 21600 0 21600 21600 0 21600 0 0 Z N"/>
        </draw:custom-shape>
        <draw:line draw:style-name="gr3" draw:text-style-name="P15" draw:layer="layout" svg:x1="7.153cm" svg:y1="10.059cm" svg:x2="9.269cm" svg:y2="10.059cm">
          <text:p text:style-name="P4"/>
        </draw:line>
        <draw:line draw:style-name="gr4" draw:text-style-name="P15" draw:layer="layout" svg:x1="9.715cm" svg:y1="7.285cm" svg:x2="16.647cm" svg:y2="7.285cm">
          <text:p text:style-name="P4"/>
        </draw:line>
        <draw:line draw:style-name="gr4" draw:text-style-name="P15" draw:layer="layout" svg:x1="9.715cm" svg:y1="11.126cm" svg:x2="16.647cm" svg:y2="11.126cm">
          <text:p text:style-name="P4"/>
        </draw:line>
        <draw:line draw:style-name="gr4" draw:text-style-name="P15" draw:layer="layout" svg:x1="9.82cm" svg:y1="14.005cm" svg:x2="16.753cm" svg:y2="14.005cm">
          <text:p text:style-name="P4"/>
        </draw:line>
        <draw:line draw:style-name="gr3" draw:text-style-name="P15" draw:layer="layout" svg:x1="16.969cm" svg:y1="10.059cm" svg:x2="19.085cm" svg:y2="10.059cm">
          <text:p text:style-name="P4"/>
        </draw:lin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5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Core Design Goal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Core Design Goals</text:p>
          </draw:text-box>
        </draw:frame>
        <draw:frame presentation:style-name="pr5" draw:text-style-name="P6" draw:layer="layout" svg:width="21.167cm" svg:height="12.704cm" svg:x="2.539cm" svg:y="4.022cm" presentation:class="outline" presentation:user-transformed="true">
          <draw:text-box>
            <text:list text:style-name="L3">
              <text:list-item>
                <text:p text:style-name="P7"><text:span text:style-name="T2">Support <text:s/>widely available XML technology</text:span></text:p>
              </text:list-item>
            </text:list>
            <text:list text:style-name="L3">
              <text:list-item>
                <text:p text:style-name="P7"><text:span text:style-name="T2">Support a wide variety of platforms via capability driven protocol features</text:span></text:p>
              </text:list-item>
            </text:list>
            <text:list text:style-name="L3">
              <text:list-item>
                <text:p text:style-name="P7"><text:span text:style-name="T2">Separate configuration data from other data</text:span></text:p>
              </text:list-item>
            </text:list>
            <text:list text:style-name="L3">
              <text:list-item>
                <text:p text:style-name="P7"><text:span text:style-name="T2">Provide standard and named configuration datastores</text:span></text:p>
              </text:list-item>
            </text:list>
            <text:list text:style-name="L3">
              <text:list-item>
                <text:p text:style-name="P7"><text:span text:style-name="T2">Decouple the different conceptual protocol layers for robustness and extensibility</text:span></text:p>
              </text:list-item>
            </text:list>
            <text:list text:style-name="L3">
              <text:list-item>
                <text:p text:style-name="P7"><text:span text:style-name="T2">Use a remote procedure call mechanism to frame requests and responses</text:span></text:p>
              </text:list-item>
            </text:list>
            <text:list text:style-name="L3">
              <text:list-item>
                <text:p text:style-name="P7"><text:span text:style-name="T2">Provide configuration locking to insure exclusive access to a configuration datastore</text:span></text:p>
              </text:list-item>
            </text:list>
            <text:list text:style-name="L3">
              <text:list-item>
                <text:p text:style-name="P7"><text:span text:style-name="T2">Support multiple transaction and content models</text:span></text:p>
              </text:list-item>
            </text:list>
            <text:list text:style-name="L3">
              <text:list-item>
                <text:p text:style-name="P7"><text:span text:style-name="T2">Provide a simple set of protocol operations</text:span></text:p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6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XML Technology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XML Technology</text:p>
          </draw:text-box>
        </draw:frame>
        <draw:frame presentation:style-name="pr5" draw:text-style-name="P6" draw:layer="layout" svg:width="21.167cm" svg:height="12.489cm" svg:x="2.539cm" svg:y="4.022cm" presentation:class="outline" presentation:user-transformed="true">
          <draw:text-box>
            <text:list text:style-name="L3">
              <text:list-item>
                <text:p text:style-name="P7"><text:span text:style-name="T4">Protocol operations and data models are defined in XML Schema Document (</text:span><text:span text:style-name="T5">XSD</text:span><text:span text:style-name="T4">) format</text:span></text:p>
              </text:list-item>
            </text:list>
            <text:list text:style-name="L3">
              <text:list-item>
                <text:p text:style-name="P7"><text:span text:style-name="T4">XML Path Language (</text:span><text:span text:style-name="T5">XPATH</text:span><text:span text:style-name="T4">) expressions can be used as filters in retrieval operations</text:span></text:p>
              </text:list-item>
            </text:list>
            <text:list text:style-name="L3">
              <text:list-item>
                <text:p text:style-name="P7"><text:span text:style-name="T4">XML </text:span><text:span text:style-name="T5">Namespaces</text:span><text:span text:style-name="T4"> are used to distinguish between standard and any vendor-added protocol features</text:span></text:p>
              </text:list-item>
            </text:list>
            <text:list text:style-name="L3">
              <text:list-item>
                <text:p text:style-name="P7"><text:span text:style-name="T4">NETCONF over SOAP provides a Web Services Definition Language (</text:span><text:span text:style-name="T5">WSDL</text:span><text:span text:style-name="T4">) interface to aid software tools</text:span></text:p>
              </text:list-item>
            </text:list>
            <text:list text:style-name="L3">
              <text:list-item>
                <text:p text:style-name="P7"><text:span text:style-name="T4">XML Schema Language Transformations (</text:span><text:span text:style-name="T5">XSLT</text:span><text:span text:style-name="T4">) can be applied to input and output data (by an application)</text:span></text:p>
              </text:list-item>
            </text:list>
            <text:list text:style-name="L3">
              <text:list-item>
                <text:p text:style-name="P7"><text:span text:style-name="T4">Universal Resource Names (</text:span><text:span text:style-name="T5">URN</text:span><text:span text:style-name="T4">) are used to identify the protocol version and capabilities </text:span></text:p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7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Configuration Data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Configuration Data</text:p>
          </draw:text-box>
        </draw:frame>
        <draw:frame presentation:style-name="pr5" draw:text-style-name="P6" draw:layer="layout" svg:width="21.167cm" svg:height="12.489cm" svg:x="2.539cm" svg:y="4.022cm" presentation:class="outline" presentation:user-transformed="true">
          <draw:text-box>
            <text:list text:style-name="L3">
              <text:list-item>
                <text:p text:style-name="P7"><text:span text:style-name="T2">Data is divided into 2 categorie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Configuration data</text:span><text:span text:style-name="T2"> is loosely defined as “the information needed by a device to achieve its desired running state” and it is saved across a device reboo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Status and statistical data</text:span><text:span text:style-name="T2"> is loosely defined as “everything else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>This is done to make “diff” operations easier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11">A </text:span><text:span text:style-name="T12">Configuration Datastore</text:span><text:span text:style-name="T11"> is a conceptual collection of all the configuration data needed for a particular network devic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">&lt;candidate&gt;, &lt;running&gt;, and &lt;startup&gt; are the standard configuration datastor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8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Standard Configuration Datastor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<text:span text:style-name="T13">Standard Configuration Datastores</text:span></text:p>
          </draw:text-box>
        </draw:frame>
        <draw:frame presentation:style-name="pr5" draw:text-style-name="P6" draw:layer="layout" svg:width="21.167cm" svg:height="12.489cm" svg:x="2.539cm" svg:y="4.022cm" presentation:class="outline" presentation:user-transformed="true">
          <draw:text-box>
            <text:list text:style-name="L7">
              <text:list-item>
                <text:p text:style-name="P17"><text:span text:style-name="T14">&lt;candidate&gt;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4">A scratchpad configuration used to collect edits to be applied all at once with a &lt;commit&gt; oper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9"><text:span text:style-name="T4">Support for this configuration is optional</text:span></text:p>
                  </text:list-item>
                </text:list>
              </text:list-item>
            </text:list>
            <text:list text:style-name="L7">
              <text:list-item>
                <text:p text:style-name="P17"><text:span text:style-name="T14">&lt;running&gt;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4">The current operational configur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9"><text:span text:style-name="T4">All devices must support this configuration</text:span></text:p>
                  </text:list-item>
                </text:list>
              </text:list-item>
            </text:list>
            <text:list text:style-name="L7">
              <text:list-item>
                <text:p text:style-name="P17"><text:span text:style-name="T14">&lt;startup&gt;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4">The configuration to be used upon the next reload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8"><text:span text:style-name="T4">Only devices that require the &lt;running&gt; configuration to be manually copied to non-volatile storage support this configur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9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amed Configuration Datastor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<text:span text:style-name="T13">Named Configuration Datastores</text:span></text:p>
          </draw:text-box>
        </draw:frame>
        <draw:frame presentation:style-name="pr5" draw:text-style-name="P6" draw:layer="layout" svg:width="21.167cm" svg:height="12.489cm" svg:x="2.539cm" svg:y="4.022cm" presentation:class="outline" presentation:user-transformed="true">
          <draw:text-box>
            <text:list text:style-name="L9">
              <text:list-item>
                <text:p text:style-name="P17"><text:span text:style-name="T11">An optional feature allows a configuration datastore named by a Universal Resource Locater (URL) to be used in protocol operation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0">local</text:span><text:span text:style-name="T2">: <text:s/>file://configs/my-config.xml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8"><text:span text:style-name="T10">remote</text:span><text:span text:style-name="T2">: <text:s/>https://config.example.com/device-X</text:span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11">The ‘url’ capability identifies which protocols the agent will allow in the URL syntax</text:span></text:p>
              </text:list-item>
            </text:list>
            <text:list text:style-name="L9">
              <text:list-item>
                <text:p text:style-name="P17"><text:span text:style-name="T11">Remote configuration editing is possible but not encouraged</text:span></text:p>
              </text:list-item>
            </text:list>
            <text:list text:style-name="L9">
              <text:list-item>
                <text:p text:style-name="P17"><text:span text:style-name="T11">Remote to remote file copy is not allowed</text:span></text:p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10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Transaction Model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Transaction Models</text:p>
          </draw:text-box>
        </draw:frame>
        <draw:custom-shape draw:style-name="gr2" draw:text-style-name="P14" draw:layer="layout" svg:width="5.976cm" svg:height="1.205cm" svg:x="6.085cm" svg:y="5.256cm">
          <text:p text:style-name="P13"><text:span text:style-name="T7"><text:s text:c="3"/></text:span><text:span text:style-name="T7">candidate</text:span></text:p>
          <draw:enhanced-geometry svg:viewBox="0 0 21600 21600" draw:type="mso-spt202" draw:enhanced-path="M 0 0 L 21600 0 21600 21600 0 21600 0 0 Z N"/>
        </draw:custom-shape>
        <draw:line draw:style-name="gr5" draw:text-style-name="P15" draw:layer="layout" svg:x1="2.884cm" svg:y1="6.002cm" svg:x2="5.552cm" svg:y2="6.002cm">
          <text:p text:style-name="P4"/>
        </draw:line>
        <draw:custom-shape draw:style-name="gr6" draw:text-style-name="P14" draw:layer="layout" svg:width="6.89cm" svg:height="1.205cm" svg:x="1.727cm" svg:y="3.872cm">
          <text:p text:style-name="P20"><text:span text:style-name="T15">Candidate Model</text:span></text:p>
          <draw:enhanced-geometry svg:viewBox="0 0 21600 21600" draw:type="mso-spt202" draw:enhanced-path="M 0 0 L 21600 0 21600 21600 0 21600 0 0 Z N"/>
        </draw:custom-shape>
        <draw:custom-shape draw:style-name="gr2" draw:text-style-name="P14" draw:layer="layout" svg:width="5.976cm" svg:height="1.205cm" svg:x="15.901cm" svg:y="5.256cm">
          <text:p text:style-name="P13"><text:span text:style-name="T7"><text:s text:c="4"/></text:span><text:span text:style-name="T7">running</text:span></text:p>
          <draw:enhanced-geometry svg:viewBox="0 0 21600 21600" draw:type="mso-spt202" draw:enhanced-path="M 0 0 L 21600 0 21600 21600 0 21600 0 0 Z N"/>
        </draw:custom-shape>
        <draw:line draw:style-name="gr5" draw:text-style-name="P15" draw:layer="layout" svg:x1="12.7cm" svg:y1="5.896cm" svg:x2="14.817cm" svg:y2="5.896cm">
          <text:p text:style-name="P4"/>
        </draw:line>
        <draw:custom-shape draw:style-name="gr6" draw:text-style-name="P14" draw:layer="layout" svg:width="4.583cm" svg:height="1.048cm" svg:x="1.073cm" svg:y="6.535cm">
          <text:p text:style-name="P20"><text:span text:style-name="T16">&lt;edit-config&gt;</text:span></text:p>
          <draw:enhanced-geometry svg:viewBox="0 0 21600 21600" draw:type="mso-spt202" draw:enhanced-path="M 0 0 L 21600 0 21600 21600 0 21600 0 0 Z N"/>
        </draw:custom-shape>
        <draw:custom-shape draw:style-name="gr6" draw:text-style-name="P14" draw:layer="layout" svg:width="3.601cm" svg:height="1.048cm" svg:x="12.167cm" svg:y="6.429cm">
          <text:p text:style-name="P20"><text:span text:style-name="T17">&lt;commit&gt;</text:span></text:p>
          <draw:enhanced-geometry svg:viewBox="0 0 21600 21600" draw:type="mso-spt202" draw:enhanced-path="M 0 0 L 21600 0 21600 21600 0 21600 0 0 Z N"/>
        </draw:custom-shape>
        <draw:custom-shape draw:style-name="gr2" draw:text-style-name="P14" draw:layer="layout" svg:width="5.975cm" svg:height="1.205cm" svg:x="5.874cm" svg:y="10.164cm">
          <text:p text:style-name="P13"><text:span text:style-name="T7"><text:s text:c="3"/></text:span><text:span text:style-name="T7">running</text:span></text:p>
          <draw:enhanced-geometry svg:viewBox="0 0 21600 21600" draw:type="mso-spt202" draw:enhanced-path="M 0 0 L 21600 0 21600 21600 0 21600 0 0 Z N"/>
        </draw:custom-shape>
        <draw:line draw:style-name="gr5" draw:text-style-name="P15" draw:layer="layout" svg:x1="2.672cm" svg:y1="10.91cm" svg:x2="5.34cm" svg:y2="10.91cm">
          <text:p text:style-name="P4"/>
        </draw:line>
        <draw:custom-shape draw:style-name="gr6" draw:text-style-name="P14" draw:layer="layout" svg:width="5.243cm" svg:height="1.205cm" svg:x="1.94cm" svg:y="8.67cm">
          <text:p text:style-name="P20"><text:span text:style-name="T15">Direct Model</text:span></text:p>
          <draw:enhanced-geometry svg:viewBox="0 0 21600 21600" draw:type="mso-spt202" draw:enhanced-path="M 0 0 L 21600 0 21600 21600 0 21600 0 0 Z N"/>
        </draw:custom-shape>
        <draw:custom-shape draw:style-name="gr6" draw:text-style-name="P14" draw:layer="layout" svg:width="4.583cm" svg:height="1.048cm" svg:x="1.284cm" svg:y="11.126cm">
          <text:p text:style-name="P20"><text:span text:style-name="T16">&lt;edit-config&gt;</text:span></text:p>
          <draw:enhanced-geometry svg:viewBox="0 0 21600 21600" draw:type="mso-spt202" draw:enhanced-path="M 0 0 L 21600 0 21600 21600 0 21600 0 0 Z N"/>
        </draw:custom-shape>
        <draw:custom-shape draw:style-name="gr2" draw:text-style-name="P14" draw:layer="layout" svg:width="5.975cm" svg:height="1.205cm" svg:x="6.297cm" svg:y="14.217cm">
          <text:p text:style-name="P13"><text:span text:style-name="T7"><text:s text:c="3"/></text:span><text:span text:style-name="T7">running</text:span></text:p>
          <draw:enhanced-geometry svg:viewBox="0 0 21600 21600" draw:type="mso-spt202" draw:enhanced-path="M 0 0 L 21600 0 21600 21600 0 21600 0 0 Z N"/>
        </draw:custom-shape>
        <draw:line draw:style-name="gr5" draw:text-style-name="P15" draw:layer="layout" svg:x1="3.096cm" svg:y1="14.962cm" svg:x2="5.764cm" svg:y2="14.962cm">
          <text:p text:style-name="P4"/>
        </draw:line>
        <draw:custom-shape draw:style-name="gr6" draw:text-style-name="P14" draw:layer="layout" svg:width="8.774cm" svg:height="1.205cm" svg:x="2.256cm" svg:y="12.726cm">
          <text:p text:style-name="P20"><text:span text:style-name="T15">Distinct Startup Model</text:span></text:p>
          <draw:enhanced-geometry svg:viewBox="0 0 21600 21600" draw:type="mso-spt202" draw:enhanced-path="M 0 0 L 21600 0 21600 21600 0 21600 0 0 Z N"/>
        </draw:custom-shape>
        <draw:custom-shape draw:style-name="gr2" draw:text-style-name="P14" draw:layer="layout" svg:width="5.975cm" svg:height="1.205cm" svg:x="16.113cm" svg:y="14.217cm">
          <text:p text:style-name="P13"><text:span text:style-name="T7"><text:s text:c="4"/></text:span><text:span text:style-name="T7">startup</text:span></text:p>
          <draw:enhanced-geometry svg:viewBox="0 0 21600 21600" draw:type="mso-spt202" draw:enhanced-path="M 0 0 L 21600 0 21600 21600 0 21600 0 0 Z N"/>
        </draw:custom-shape>
        <draw:line draw:style-name="gr5" draw:text-style-name="P15" draw:layer="layout" svg:x1="12.912cm" svg:y1="14.856cm" svg:x2="15.028cm" svg:y2="14.856cm">
          <text:p text:style-name="P4"/>
        </draw:line>
        <draw:custom-shape draw:style-name="gr6" draw:text-style-name="P14" draw:layer="layout" svg:width="4.583cm" svg:height="2.622cm" svg:x="1.284cm" svg:y="15.496cm">
          <text:p text:style-name="P20"><text:span text:style-name="T16">&lt;edit-config&gt;</text:span><text:span text:style-name="T16"><text:line-break/></text:span><text:span text:style-name="T16"> <text:s text:c="6"/></text:span><text:span text:style-name="T8">OR</text:span><text:span text:style-name="T16"><text:line-break/></text:span><text:span text:style-name="T16"> <text:s/>&lt;commit&gt;</text:span></text:p>
          <draw:enhanced-geometry svg:viewBox="0 0 21600 21600" draw:type="mso-spt202" draw:enhanced-path="M 0 0 L 21600 0 21600 21600 0 21600 0 0 Z N"/>
        </draw:custom-shape>
        <draw:custom-shape draw:style-name="gr6" draw:text-style-name="P14" draw:layer="layout" svg:width="4.934cm" svg:height="1.048cm" svg:x="11.952cm" svg:y="15.602cm">
          <text:p text:style-name="P20"><text:span text:style-name="T16">&lt;copy-config&gt;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1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Capability Driven Featur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Capability Driven Features</text:p>
          </draw:text-box>
        </draw:frame>
        <draw:frame presentation:style-name="pr5" draw:text-style-name="P6" draw:layer="layout" svg:width="21.167cm" svg:height="12.489cm" svg:x="2.539cm" svg:y="4.022cm" presentation:class="outline" presentation:user-transformed="true">
          <draw:text-box>
            <text:list text:style-name="L3">
              <text:list-item>
                <text:p text:style-name="P7"><text:span text:style-name="T4">NETCONF is intended to be implemented in embedded networking devices ranging from the tiniest home Ethernet hub to the biggest Internet core router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Features which may be unnecessary or too complex on every platform are option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Differences in transaction models are identified with capabilit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Data models can also be identified as capabiliti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A Capability is named with a Uniform Resource Identifier (URI)</text:span></text:p>
              </text:list-item>
            </text:list>
            <text:list text:style-name="L3">
              <text:list-item>
                <text:p text:style-name="P7"><text:span text:style-name="T4">Vendors can define their own capabilities</text:span></text:p>
              </text:list-item>
            </text:list>
            <text:list text:style-name="L3">
              <text:list-item>
                <text:p text:style-name="P7"><text:span text:style-name="T4">Capability lists are exchanged in &lt;hello&gt; messages during NETCONF session startup </text:span></text:p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12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Standard Capabilities" draw:style-name="dp1" draw:master-page-name="Default" presentation:presentation-page-layout-name="AL3T8">
        <office:forms form:automatic-focus="false" form:apply-design-mode="false"/>
        <draw:frame presentation:style-name="pr8" draw:text-style-name="P2" draw:layer="layout" svg:width="22.86cm" svg:height="3.176cm" svg:x="1.283cm" svg:y="0.774cm" presentation:class="title" presentation:user-transformed="true">
          <draw:text-box>
            <text:p text:style-name="P1">Standard Capabilities</text:p>
          </draw:text-box>
        </draw:frame>
        <draw:g>
          <draw:custom-shape draw:style-name="gr7" draw:text-style-name="P14" draw:layer="layout" svg:width="15.672cm" svg:height="1.265cm" svg:x="8.458cm" svg:y="15.663cm">
            <text:p text:style-name="P21"><text:span text:style-name="T18">Agent supports XPATH filterin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175cm" svg:height="1.265cm" svg:x="1.283cm" svg:y="15.663cm">
            <text:p text:style-name="P21"><text:span text:style-name="T19">xpat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672cm" svg:height="1.266cm" svg:x="8.458cm" svg:y="14.397cm">
            <text:p text:style-name="P21"><text:span text:style-name="T19">Agent supports the &lt;url&gt; param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175cm" svg:height="1.266cm" svg:x="1.283cm" svg:y="14.397cm">
            <text:p text:style-name="P21"><text:span text:style-name="T19">url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672cm" svg:height="1.265cm" svg:x="8.458cm" svg:y="13.132cm">
            <text:p text:style-name="P21"><text:span text:style-name="T19">Agent supports the &lt;startup&gt; confi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175cm" svg:height="1.265cm" svg:x="1.283cm" svg:y="13.132cm">
            <text:p text:style-name="P21"><text:span text:style-name="T18">startup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672cm" svg:height="1.266cm" svg:x="8.458cm" svg:y="11.866cm">
            <text:p text:style-name="P21"><text:span text:style-name="T18">Agent supports the &lt;validate&gt; opera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175cm" svg:height="1.266cm" svg:x="1.283cm" svg:y="11.866cm">
            <text:p text:style-name="P21"><text:span text:style-name="T18">validat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672cm" svg:height="1.266cm" svg:x="8.458cm" svg:y="10.6cm">
            <text:p text:style-name="P21"><text:span text:style-name="T19">Agent supports rollback of &lt;edit-config&gt;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175cm" svg:height="1.266cm" svg:x="1.283cm" svg:y="10.6cm">
            <text:p text:style-name="P21"><text:span text:style-name="T18">rollback-on-erro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672cm" svg:height="2.279cm" svg:x="8.458cm" svg:y="8.321cm">
            <text:p text:style-name="P21"><text:span text:style-name="T18">Agent supports the “confirmed” mode of the &lt;commit&gt; opera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175cm" svg:height="2.279cm" svg:x="1.283cm" svg:y="8.321cm">
            <text:p text:style-name="P21"><text:span text:style-name="T18">confirmed-comm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672cm" svg:height="1.35cm" svg:x="8.458cm" svg:y="6.971cm">
            <text:p text:style-name="P21"><text:span text:style-name="T19">Agent supports the &lt;candidate&gt; confi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175cm" svg:height="1.35cm" svg:x="1.283cm" svg:y="6.971cm">
            <text:p text:style-name="P21"><text:span text:style-name="T18">candidat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672cm" svg:height="1.265cm" svg:x="8.458cm" svg:y="5.706cm">
            <text:p text:style-name="P21"><text:span text:style-name="T19">Agent allows writes to &lt;running&gt; confi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175cm" svg:height="1.265cm" svg:x="1.283cm" svg:y="5.706cm">
            <text:p text:style-name="P21"><text:span text:style-name="T18">writable-runnin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672cm" svg:height="1.407cm" svg:x="8.458cm" svg:y="4.299cm">
            <text:p text:style-name="P22"><text:span text:style-name="T18">Descrip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175cm" svg:height="1.407cm" svg:x="1.283cm" svg:y="4.299cm">
            <text:p text:style-name="P22"><text:span text:style-name="T18">Name</text:span></text:p>
            <draw:enhanced-geometry svg:viewBox="0 0 21600 21600" draw:type="rectangle" draw:enhanced-path="M 0 0 L 21600 0 21600 21600 0 21600 0 0 Z N"/>
          </draw:custom-shape>
          <draw:line draw:style-name="gr8" draw:text-style-name="P15" draw:layer="layout" svg:x1="1.283cm" svg:y1="4.299cm" svg:x2="24.13cm" svg:y2="4.299cm">
            <text:p text:style-name="P4"/>
          </draw:line>
          <draw:line draw:style-name="gr4" draw:text-style-name="P15" draw:layer="layout" svg:x1="1.283cm" svg:y1="5.706cm" svg:x2="24.13cm" svg:y2="5.706cm">
            <text:p text:style-name="P4"/>
          </draw:line>
          <draw:line draw:style-name="gr4" draw:text-style-name="P15" draw:layer="layout" svg:x1="1.283cm" svg:y1="6.971cm" svg:x2="24.13cm" svg:y2="6.971cm">
            <text:p text:style-name="P4"/>
          </draw:line>
          <draw:line draw:style-name="gr4" draw:text-style-name="P15" draw:layer="layout" svg:x1="1.283cm" svg:y1="8.321cm" svg:x2="24.13cm" svg:y2="8.321cm">
            <text:p text:style-name="P4"/>
          </draw:line>
          <draw:line draw:style-name="gr4" draw:text-style-name="P15" draw:layer="layout" svg:x1="1.283cm" svg:y1="10.6cm" svg:x2="24.13cm" svg:y2="10.6cm">
            <text:p text:style-name="P4"/>
          </draw:line>
          <draw:line draw:style-name="gr4" draw:text-style-name="P15" draw:layer="layout" svg:x1="1.283cm" svg:y1="11.866cm" svg:x2="24.13cm" svg:y2="11.866cm">
            <text:p text:style-name="P4"/>
          </draw:line>
          <draw:line draw:style-name="gr4" draw:text-style-name="P15" draw:layer="layout" svg:x1="1.283cm" svg:y1="13.132cm" svg:x2="24.13cm" svg:y2="13.132cm">
            <text:p text:style-name="P4"/>
          </draw:line>
          <draw:line draw:style-name="gr4" draw:text-style-name="P15" draw:layer="layout" svg:x1="1.283cm" svg:y1="14.397cm" svg:x2="24.13cm" svg:y2="14.397cm">
            <text:p text:style-name="P4"/>
          </draw:line>
          <draw:line draw:style-name="gr4" draw:text-style-name="P15" draw:layer="layout" svg:x1="1.283cm" svg:y1="15.663cm" svg:x2="24.13cm" svg:y2="15.663cm">
            <text:p text:style-name="P4"/>
          </draw:line>
          <draw:line draw:style-name="gr8" draw:text-style-name="P15" draw:layer="layout" svg:x1="1.283cm" svg:y1="16.928cm" svg:x2="24.13cm" svg:y2="16.928cm">
            <text:p text:style-name="P4"/>
          </draw:line>
          <draw:line draw:style-name="gr8" draw:text-style-name="P15" draw:layer="layout" svg:x1="1.283cm" svg:y1="4.299cm" svg:x2="1.283cm" svg:y2="16.928cm">
            <text:p text:style-name="P4"/>
          </draw:line>
          <draw:line draw:style-name="gr4" draw:text-style-name="P15" draw:layer="layout" svg:x1="8.458cm" svg:y1="4.299cm" svg:x2="8.458cm" svg:y2="16.928cm">
            <text:p text:style-name="P4"/>
          </draw:line>
          <draw:line draw:style-name="gr8" draw:text-style-name="P15" draw:layer="layout" svg:x1="24.13cm" svg:y1="4.299cm" svg:x2="24.13cm" svg:y2="16.928cm">
            <text:p text:style-name="P4"/>
          </draw:line>
        </draw:g>
        <presentation:notes draw:style-name="dp3">
          <draw:page-thumbnail draw:layer="layout" svg:width="12.885cm" svg:height="9.662cm" svg:x="3.259cm" svg:y="1.936cm" draw:page-number="13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Example &lt;hello&gt; Messag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Example &lt;hello&gt; Message</text:p>
          </draw:text-box>
        </draw:frame>
        <draw:frame presentation:style-name="pr5" draw:text-style-name="P6" draw:layer="layout" svg:width="21.167cm" svg:height="13.703cm" svg:x="2.539cm" svg:y="4.022cm" presentation:class="outline" presentation:user-transformed="true">
          <draw:text-box>
            <text:list text:style-name="L3">
              <text:list-item>
                <text:p text:style-name="P7"><text:span text:style-name="T2">&lt;hello xmlns="urn:ietf:params:xml:ns:netconf:base:1.0"&gt;</text:span><text:span text:style-name="T2"><text:line-break/></text:span><text:span text:style-name="T2"> <text:s text:c="2"/>&lt;capabilities&gt;</text:span><text:span text:style-name="T2"><text:line-break/></text:span><text:span text:style-name="T2"> <text:s text:c="5"/>&lt;capability&gt;</text:span><text:span text:style-name="T2"><text:line-break/></text:span><text:span text:style-name="T2"> <text:s text:c="8"/>urn:ietf:params:xml:ns:netconf:base:1.0</text:span><text:span text:style-name="T2"><text:line-break/></text:span><text:span text:style-name="T2"> <text:s text:c="5"/>&lt;/capability&gt;</text:span><text:span text:style-name="T2"><text:line-break/></text:span><text:span text:style-name="T2"> <text:s text:c="5"/>&lt;capability&gt;</text:span><text:span text:style-name="T2"><text:line-break/></text:span><text:span text:style-name="T2"> <text:s text:c="7"/></text:span><text:span text:style-name="T20">urn:ietf:params:xml:ns:netconf:capability:startup:1.0</text:span><text:span text:style-name="T2"><text:line-break/></text:span><text:span text:style-name="T2"> <text:s text:c="5"/>&lt;/capability&gt;</text:span><text:span text:style-name="T2"><text:line-break/></text:span><text:span text:style-name="T2"> <text:s text:c="5"/>&lt;capability&gt;</text:span><text:span text:style-name="T2"><text:line-break/></text:span><text:span text:style-name="T2"> <text:s text:c="7"/>http:/example.net/router/2.3/myfeature</text:span><text:span text:style-name="T2"><text:line-break/></text:span><text:span text:style-name="T2"> <text:s text:c="5"/>&lt;/capability&gt;</text:span><text:span text:style-name="T2"><text:line-break/></text:span><text:span text:style-name="T2"> <text:s text:c="2"/>&lt;/capabilities&gt;</text:span><text:span text:style-name="T2"><text:line-break/></text:span><text:span text:style-name="T2"> <text:s text:c="2"/>&lt;session-id&gt;1043&lt;/session-id&gt;</text:span><text:span text:style-name="T2"><text:line-break/></text:span><text:span text:style-name="T2">&lt;/hello&gt;</text:span></text:p>
              </text:list-item>
            </text:list>
            <text:list text:style-name="L3">
              <text:list-item>
                <text:p text:style-name="P23"><text:span text:style-name="T2"/></text:p>
              </text:list-item>
            </text:list>
            <text:list text:style-name="L3">
              <text:list-item>
                <text:p text:style-name="P23"><text:span text:style-name="T2"/></text:p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14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Remote Procedure Call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Remote Procedure Call</text:p>
          </draw:text-box>
        </draw:frame>
        <draw:frame presentation:style-name="pr9" draw:text-style-name="P6" draw:layer="layout" svg:width="21.167cm" svg:height="6.999cm" svg:x="2.539cm" svg:y="4.022cm" presentation:class="outline" presentation:user-transformed="true">
          <draw:text-box>
            <text:list text:style-name="L3">
              <text:list-item>
                <text:p text:style-name="P7"><text:span text:style-name="T4">NETCONF uses its own RPC mechanism instead of XML-RPC or some other pre-existing RPC standard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Wanted the same RPC across all transpor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Existing mechanisms did not provide the data types and error info that NETCONF need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Vendors can define their own RPC methods (in their own namespaces)</text:span></text:p>
              </text:list-item>
            </text:list>
          </draw:text-box>
        </draw:frame>
        <draw:custom-shape draw:style-name="gr2" draw:text-style-name="P14" draw:layer="layout" svg:width="5.248cm" svg:height="3.762cm" svg:x="3.735cm" svg:y="12.405cm">
          <text:p text:style-name="P12"><text:span text:style-name="T6"/></text:p>
          <text:p text:style-name="P13"><text:span text:style-name="T6"><text:s text:c="4"/></text:span><text:span text:style-name="T7">Manager</text:span></text:p>
          <text:p text:style-name="P13"><text:span text:style-name="T7"/></text:p>
          <draw:enhanced-geometry svg:viewBox="0 0 21600 21600" draw:type="mso-spt202" draw:enhanced-path="M 0 0 L 21600 0 21600 21600 0 21600 0 0 Z N"/>
        </draw:custom-shape>
        <draw:custom-shape draw:style-name="gr2" draw:text-style-name="P14" draw:layer="layout" svg:width="5.247cm" svg:height="3.762cm" svg:x="15.58cm" svg:y="12.405cm">
          <text:p text:style-name="P12"><text:span text:style-name="T6"/></text:p>
          <text:p text:style-name="P13"><text:span text:style-name="T6"><text:s text:c="8"/></text:span><text:span text:style-name="T7">Agent</text:span></text:p>
          <text:p text:style-name="P13"><text:span text:style-name="T7"/></text:p>
          <draw:enhanced-geometry svg:viewBox="0 0 21600 21600" draw:type="mso-spt202" draw:enhanced-path="M 0 0 L 21600 0 21600 21600 0 21600 0 0 Z N"/>
        </draw:custom-shape>
        <draw:line draw:style-name="gr5" draw:text-style-name="P15" draw:layer="layout" svg:x1="10.138cm" svg:y1="13.15cm" svg:x2="14.301cm" svg:y2="13.15cm">
          <text:p text:style-name="P4"/>
        </draw:line>
        <draw:line draw:style-name="gr5" draw:text-style-name="P15" draw:layer="layout" svg:x1="14.19cm" svg:y1="14.856cm" svg:x2="10.244cm" svg:y2="14.861cm">
          <text:p text:style-name="P4"/>
        </draw:line>
        <draw:custom-shape draw:style-name="gr6" draw:text-style-name="P14" draw:layer="layout" svg:width="2.669cm" svg:height="1.205cm" svg:x="10.569cm" svg:y="11.871cm">
          <text:p text:style-name="P20"><text:span text:style-name="T9">&lt;rpc&gt;</text:span></text:p>
          <draw:enhanced-geometry svg:viewBox="0 0 21600 21600" draw:type="mso-spt202" draw:enhanced-path="M 0 0 L 21600 0 21600 21600 0 21600 0 0 Z N"/>
        </draw:custom-shape>
        <draw:custom-shape draw:style-name="gr6" draw:text-style-name="P14" draw:layer="layout" svg:width="4.786cm" svg:height="1.205cm" svg:x="9.716cm" svg:y="14.967cm">
          <text:p text:style-name="P20"><text:span text:style-name="T9">&lt;rpc-reply&gt;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5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RPC Method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RPC Methods</text:p>
          </draw:text-box>
        </draw:frame>
        <draw:frame presentation:style-name="pr5" draw:text-style-name="P6" draw:layer="layout" svg:width="21.166cm" svg:height="12.489cm" svg:x="2.461cm" svg:y="3.656cm" presentation:class="outline" presentation:user-transformed="true">
          <draw:text-box>
            <text:list text:style-name="L3">
              <text:list-item>
                <text:p text:style-name="P23"><text:span text:style-name="T2">Standard RPC Message Format</text:span></text:p>
              </text:list-item>
            </text:list>
            <text:list text:style-name="L3">
              <text:list-item>
                <text:p text:style-name="P24"><text:span text:style-name="T20">&lt;rpc message-id="101“</text:span><text:span text:style-name="T20"><text:line-break/></text:span><text:span text:style-name="T20"> <text:s/>xmlns="urn:ietf:params:xml:ns:netconf:base:1.0"&gt;</text:span><text:span text:style-name="T20"><text:line-break/></text:span><text:span text:style-name="T20"> <text:s text:c="4"/>&lt;some-method&gt; </text:span><text:span text:style-name="T20"><text:line-break/></text:span><text:span text:style-name="T20"> <text:s text:c="7"/>&lt;!-- method parameters here... --&gt; </text:span><text:span text:style-name="T20"><text:line-break/></text:span><text:span text:style-name="T20"> <text:s text:c="4"/>&lt;/some-method&gt; </text:span><text:span text:style-name="T20"><text:line-break/></text:span><text:span text:style-name="T20">&lt;/rpc&gt; </text:span></text:p>
              </text:list-item>
            </text:list>
            <text:list text:style-name="L4">
              <text:list-item>
                <text:p text:style-name="P23"><text:span text:style-name="T10"/></text:p>
              </text:list-item>
            </text:list>
            <text:list text:style-name="L3">
              <text:list-item>
                <text:p text:style-name="P23"><text:span text:style-name="T2">Vendor RPC Message Format</text:span></text:p>
              </text:list-item>
            </text:list>
            <text:list text:style-name="L3">
              <text:list-item>
                <text:p text:style-name="P7"><text:span text:style-name="T20">&lt;rpc message-id="102“</text:span><text:span text:style-name="T20"><text:line-break/></text:span><text:span text:style-name="T20"> <text:s/>xmlns="urn:ietf:params:xml:ns:netconf:base:1.0"&gt;</text:span><text:span text:style-name="T20"><text:line-break/></text:span><text:span text:style-name="T20"> <text:s text:c="3"/>&lt;my-own-method</text:span><text:span text:style-name="T20"><text:line-break/></text:span><text:span text:style-name="T20"> <text:s text:c="5"/></text:span><text:span text:style-name="T21">xmlns="http://example.net/me/my-own/1.0"&gt;</text:span><text:span text:style-name="T21"><text:line-break/></text:span><text:span text:style-name="T20"> <text:s text:c="7"/>&lt;my-first-parameter&gt;14&lt;/my-first-parameter&gt;</text:span><text:span text:style-name="T20"><text:line-break/></text:span><text:span text:style-name="T20"> <text:s text:c="7"/>&lt;another-parameter&gt;fred&lt;/another-parameter&gt;</text:span><text:span text:style-name="T20"><text:line-break/></text:span><text:span text:style-name="T20"> <text:s text:c="3"/>&lt;/my-own-method&gt;</text:span><text:span text:style-name="T20"><text:line-break/></text:span><text:span text:style-name="T20">&lt;/rpc&gt;</text:span><text:span text:style-name="T2"> </text:span></text:p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16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&lt;rpc-reply&gt; Error Handling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<text:span text:style-name="T22">&lt;rpc-reply&gt; Error Handling</text:span></text:p>
          </draw:text-box>
        </draw:frame>
        <draw:frame presentation:style-name="pr5" draw:text-style-name="P6" draw:layer="layout" svg:width="21.167cm" svg:height="12.489cm" svg:x="2.539cm" svg:y="4.022cm" presentation:class="outline" presentation:user-transformed="true">
          <draw:text-box>
            <text:list text:style-name="L3">
              <text:list-item>
                <text:p text:style-name="P9"><text:span text:style-name="T2">Positive Response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&lt;ok&gt; OR &lt;data&gt; element returned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2">Negative Response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1 or more &lt;rpc-error&gt; elements return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Protocol and application error info is suppor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Translated to SOAP Fault format for NETCONF over SOAP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2">Mixed Response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&lt;data&gt; and &lt;rpc-error&gt; elements return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2">Warning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2">Partial command comple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17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&lt;rpc-error&gt; Fields" draw:style-name="dp1" draw:master-page-name="Default" presentation:presentation-page-layout-name="AL3T8">
        <office:forms form:automatic-focus="false" form:apply-design-mode="false"/>
        <draw:frame presentation:style-name="pr8" draw:text-style-name="P2" draw:layer="layout" svg:width="22.86cm" svg:height="3.176cm" svg:x="1.27cm" svg:y="0.761cm" presentation:class="title" presentation:user-transformed="true">
          <draw:text-box>
            <text:p text:style-name="P1"><text:span text:style-name="T22">&lt;rpc-error&gt; Fields</text:span></text:p>
          </draw:text-box>
        </draw:frame>
        <draw:g>
          <draw:custom-shape draw:style-name="gr7" draw:text-style-name="P14" draw:layer="layout" svg:width="15.306cm" svg:height="1.266cm" svg:x="8.277cm" svg:y="14.402cm">
            <text:p text:style-name="P21"><text:span text:style-name="T18">Extended application-level error dat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266cm" svg:x="1.27cm" svg:y="14.402cm">
            <text:p text:style-name="P21"><text:span text:style-name="T23">error-info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306cm" svg:height="1.265cm" svg:x="8.277cm" svg:y="13.137cm">
            <text:p text:style-name="P21"><text:span text:style-name="T18">Human-readable error explanation tex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265cm" svg:x="1.27cm" svg:y="13.137cm">
            <text:p text:style-name="P21"><text:span text:style-name="T18">error-messag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306cm" svg:height="1.266cm" svg:x="8.277cm" svg:y="11.871cm">
            <text:p text:style-name="P21"><text:span text:style-name="T18">Path of the element causing the erro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266cm" svg:x="1.27cm" svg:y="11.871cm">
            <text:p text:style-name="P21"><text:span text:style-name="T18">error-pat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306cm" svg:height="1.266cm" svg:x="8.277cm" svg:y="10.605cm">
            <text:p text:style-name="P21"><text:span text:style-name="T18">Model or application specific error I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266cm" svg:x="1.27cm" svg:y="10.605cm">
            <text:p text:style-name="P21"><text:span text:style-name="T23">error-app-ta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306cm" svg:height="1.265cm" svg:x="8.277cm" svg:y="9.34cm">
            <text:p text:style-name="P21"><text:span text:style-name="T18">Warning or Erro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265cm" svg:x="1.27cm" svg:y="9.34cm">
            <text:p text:style-name="P21"><text:span text:style-name="T18">error-severit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306cm" svg:height="1.35cm" svg:x="8.277cm" svg:y="7.99cm">
            <text:p text:style-name="P21"><text:span text:style-name="T18">String identifying the error condi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35cm" svg:x="1.27cm" svg:y="7.99cm">
            <text:p text:style-name="P21"><text:span text:style-name="T18">error-ta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306cm" svg:height="2.279cm" svg:x="8.277cm" svg:y="5.711cm">
            <text:p text:style-name="P21"><text:span text:style-name="T19">Layer associated with the error info</text:span><text:span text:style-name="T19"><text:line-break/></text:span><text:span text:style-name="T19"> (transport, rpc, protocol, application) 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2.279cm" svg:x="1.27cm" svg:y="5.711cm">
            <text:p text:style-name="P21"><text:span text:style-name="T18">error-typ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306cm" svg:height="1.266cm" svg:x="8.277cm" svg:y="4.445cm">
            <text:p text:style-name="P22"><text:span text:style-name="T18">Descrip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266cm" svg:x="1.27cm" svg:y="4.445cm">
            <text:p text:style-name="P22"><text:span text:style-name="T18">Name</text:span></text:p>
            <draw:enhanced-geometry svg:viewBox="0 0 21600 21600" draw:type="rectangle" draw:enhanced-path="M 0 0 L 21600 0 21600 21600 0 21600 0 0 Z N"/>
          </draw:custom-shape>
          <draw:line draw:style-name="gr8" draw:text-style-name="P15" draw:layer="layout" svg:x1="1.27cm" svg:y1="4.445cm" svg:x2="23.583cm" svg:y2="4.445cm">
            <text:p text:style-name="P4"/>
          </draw:line>
          <draw:line draw:style-name="gr4" draw:text-style-name="P15" draw:layer="layout" svg:x1="1.27cm" svg:y1="5.711cm" svg:x2="23.583cm" svg:y2="5.711cm">
            <text:p text:style-name="P4"/>
          </draw:line>
          <draw:line draw:style-name="gr4" draw:text-style-name="P15" draw:layer="layout" svg:x1="1.27cm" svg:y1="7.99cm" svg:x2="23.583cm" svg:y2="7.99cm">
            <text:p text:style-name="P4"/>
          </draw:line>
          <draw:line draw:style-name="gr4" draw:text-style-name="P15" draw:layer="layout" svg:x1="1.27cm" svg:y1="9.34cm" svg:x2="23.583cm" svg:y2="9.34cm">
            <text:p text:style-name="P4"/>
          </draw:line>
          <draw:line draw:style-name="gr4" draw:text-style-name="P15" draw:layer="layout" svg:x1="1.27cm" svg:y1="10.605cm" svg:x2="23.583cm" svg:y2="10.605cm">
            <text:p text:style-name="P4"/>
          </draw:line>
          <draw:line draw:style-name="gr4" draw:text-style-name="P15" draw:layer="layout" svg:x1="1.27cm" svg:y1="11.871cm" svg:x2="23.583cm" svg:y2="11.871cm">
            <text:p text:style-name="P4"/>
          </draw:line>
          <draw:line draw:style-name="gr4" draw:text-style-name="P15" draw:layer="layout" svg:x1="1.27cm" svg:y1="13.137cm" svg:x2="23.583cm" svg:y2="13.137cm">
            <text:p text:style-name="P4"/>
          </draw:line>
          <draw:line draw:style-name="gr4" draw:text-style-name="P15" draw:layer="layout" svg:x1="1.27cm" svg:y1="14.402cm" svg:x2="23.583cm" svg:y2="14.402cm">
            <text:p text:style-name="P4"/>
          </draw:line>
          <draw:line draw:style-name="gr8" draw:text-style-name="P15" draw:layer="layout" svg:x1="1.27cm" svg:y1="15.668cm" svg:x2="23.583cm" svg:y2="15.668cm">
            <text:p text:style-name="P4"/>
          </draw:line>
          <draw:line draw:style-name="gr8" draw:text-style-name="P15" draw:layer="layout" svg:x1="1.27cm" svg:y1="4.445cm" svg:x2="1.27cm" svg:y2="15.668cm">
            <text:p text:style-name="P4"/>
          </draw:line>
          <draw:line draw:style-name="gr4" draw:text-style-name="P15" draw:layer="layout" svg:x1="8.277cm" svg:y1="4.445cm" svg:x2="8.277cm" svg:y2="15.668cm">
            <text:p text:style-name="P4"/>
          </draw:line>
          <draw:line draw:style-name="gr8" draw:text-style-name="P15" draw:layer="layout" svg:x1="23.583cm" svg:y1="4.445cm" svg:x2="23.583cm" svg:y2="15.668cm">
            <text:p text:style-name="P4"/>
          </draw:line>
        </draw:g>
        <presentation:notes draw:style-name="dp3">
          <draw:page-thumbnail draw:layer="layout" svg:width="12.885cm" svg:height="9.662cm" svg:x="3.259cm" svg:y="1.936cm" draw:page-number="18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Base Protocol Operations" draw:style-name="dp1" draw:master-page-name="Default" presentation:presentation-page-layout-name="AL3T8">
        <office:forms form:automatic-focus="false" form:apply-design-mode="false"/>
        <draw:frame presentation:style-name="pr8" draw:text-style-name="P2" draw:layer="layout" svg:width="22.86cm" svg:height="3.176cm" svg:x="1.27cm" svg:y="0.761cm" presentation:class="title" presentation:user-transformed="true">
          <draw:text-box>
            <text:p text:style-name="P1">Base Protocol Operations</text:p>
          </draw:text-box>
        </draw:frame>
        <draw:g>
          <draw:custom-shape draw:style-name="gr7" draw:text-style-name="P14" draw:layer="layout" svg:width="15.306cm" svg:height="1.266cm" svg:x="8.277cm" svg:y="15.919cm">
            <text:p text:style-name="P21"><text:span text:style-name="T18">Force another session to clos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266cm" svg:x="1.27cm" svg:y="15.919cm">
            <text:p text:style-name="P21"><text:span text:style-name="T18">kill-sess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306cm" svg:height="1.265cm" svg:x="8.277cm" svg:y="14.654cm">
            <text:p text:style-name="P21"><text:span text:style-name="T18">Cause your session to clos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265cm" svg:x="1.27cm" svg:y="14.654cm">
            <text:p text:style-name="P21"><text:span text:style-name="T18">close-sess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306cm" svg:height="1.266cm" svg:x="8.277cm" svg:y="13.388cm">
            <text:p text:style-name="P21"><text:span text:style-name="T19">Retrieve config and/or state dat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266cm" svg:x="1.27cm" svg:y="13.388cm">
            <text:p text:style-name="P21"><text:span text:style-name="T18">ge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306cm" svg:height="1.266cm" svg:x="8.277cm" svg:y="12.122cm">
            <text:p text:style-name="P21"><text:span text:style-name="T19">Stop exclusive write access of a confi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266cm" svg:x="1.27cm" svg:y="12.122cm">
            <text:p text:style-name="P21"><text:span text:style-name="T18">unlock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306cm" svg:height="1.265cm" svg:x="8.277cm" svg:y="10.857cm">
            <text:p text:style-name="P21"><text:span text:style-name="T19">Start exclusive write access of a confi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265cm" svg:x="1.27cm" svg:y="10.857cm">
            <text:p text:style-name="P21"><text:span text:style-name="T18">lock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306cm" svg:height="1.266cm" svg:x="8.277cm" svg:y="9.591cm">
            <text:p text:style-name="P21"><text:span text:style-name="T19">Remove all contents of a confi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266cm" svg:x="1.27cm" svg:y="9.591cm">
            <text:p text:style-name="P21"><text:span text:style-name="T19">delete-confi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306cm" svg:height="1.265cm" svg:x="8.277cm" svg:y="8.326cm">
            <text:p text:style-name="P21"><text:span text:style-name="T19">Copy contents of one config to anoth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265cm" svg:x="1.27cm" svg:y="8.326cm">
            <text:p text:style-name="P21"><text:span text:style-name="T19">copy-confi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306cm" svg:height="1.35cm" svg:x="8.277cm" svg:y="6.976cm">
            <text:p text:style-name="P21"><text:span text:style-name="T18">Edit some or all of a configura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35cm" svg:x="1.27cm" svg:y="6.976cm">
            <text:p text:style-name="P21"><text:span text:style-name="T19">edit-confi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306cm" svg:height="1.265cm" svg:x="8.277cm" svg:y="5.711cm">
            <text:p text:style-name="P21"><text:span text:style-name="T18">Retrieve some or all of a configura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265cm" svg:x="1.27cm" svg:y="5.711cm">
            <text:p text:style-name="P21"><text:span text:style-name="T19">get-confi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5.306cm" svg:height="1.266cm" svg:x="8.277cm" svg:y="4.445cm">
            <text:p text:style-name="P22"><text:span text:style-name="T18">Descrip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7.007cm" svg:height="1.266cm" svg:x="1.27cm" svg:y="4.445cm">
            <text:p text:style-name="P22"><text:span text:style-name="T18">Name</text:span></text:p>
            <draw:enhanced-geometry svg:viewBox="0 0 21600 21600" draw:type="rectangle" draw:enhanced-path="M 0 0 L 21600 0 21600 21600 0 21600 0 0 Z N"/>
          </draw:custom-shape>
          <draw:line draw:style-name="gr8" draw:text-style-name="P15" draw:layer="layout" svg:x1="1.27cm" svg:y1="4.445cm" svg:x2="23.583cm" svg:y2="4.445cm">
            <text:p text:style-name="P4"/>
          </draw:line>
          <draw:line draw:style-name="gr4" draw:text-style-name="P15" draw:layer="layout" svg:x1="1.27cm" svg:y1="5.711cm" svg:x2="23.583cm" svg:y2="5.711cm">
            <text:p text:style-name="P4"/>
          </draw:line>
          <draw:line draw:style-name="gr4" draw:text-style-name="P15" draw:layer="layout" svg:x1="1.27cm" svg:y1="6.976cm" svg:x2="23.583cm" svg:y2="6.976cm">
            <text:p text:style-name="P4"/>
          </draw:line>
          <draw:line draw:style-name="gr4" draw:text-style-name="P15" draw:layer="layout" svg:x1="1.27cm" svg:y1="8.326cm" svg:x2="23.583cm" svg:y2="8.326cm">
            <text:p text:style-name="P4"/>
          </draw:line>
          <draw:line draw:style-name="gr4" draw:text-style-name="P15" draw:layer="layout" svg:x1="1.27cm" svg:y1="9.591cm" svg:x2="23.583cm" svg:y2="9.591cm">
            <text:p text:style-name="P4"/>
          </draw:line>
          <draw:line draw:style-name="gr4" draw:text-style-name="P15" draw:layer="layout" svg:x1="1.27cm" svg:y1="10.857cm" svg:x2="23.583cm" svg:y2="10.857cm">
            <text:p text:style-name="P4"/>
          </draw:line>
          <draw:line draw:style-name="gr4" draw:text-style-name="P15" draw:layer="layout" svg:x1="1.27cm" svg:y1="12.122cm" svg:x2="23.583cm" svg:y2="12.122cm">
            <text:p text:style-name="P4"/>
          </draw:line>
          <draw:line draw:style-name="gr4" draw:text-style-name="P15" draw:layer="layout" svg:x1="1.27cm" svg:y1="13.388cm" svg:x2="23.583cm" svg:y2="13.388cm">
            <text:p text:style-name="P4"/>
          </draw:line>
          <draw:line draw:style-name="gr4" draw:text-style-name="P15" draw:layer="layout" svg:x1="1.27cm" svg:y1="14.654cm" svg:x2="23.583cm" svg:y2="14.654cm">
            <text:p text:style-name="P4"/>
          </draw:line>
          <draw:line draw:style-name="gr4" draw:text-style-name="P15" draw:layer="layout" svg:x1="1.27cm" svg:y1="15.919cm" svg:x2="23.583cm" svg:y2="15.919cm">
            <text:p text:style-name="P4"/>
          </draw:line>
          <draw:line draw:style-name="gr8" draw:text-style-name="P15" draw:layer="layout" svg:x1="1.27cm" svg:y1="17.185cm" svg:x2="23.583cm" svg:y2="17.185cm">
            <text:p text:style-name="P4"/>
          </draw:line>
          <draw:line draw:style-name="gr8" draw:text-style-name="P15" draw:layer="layout" svg:x1="1.27cm" svg:y1="4.445cm" svg:x2="1.27cm" svg:y2="17.185cm">
            <text:p text:style-name="P4"/>
          </draw:line>
          <draw:line draw:style-name="gr4" draw:text-style-name="P15" draw:layer="layout" svg:x1="8.277cm" svg:y1="4.445cm" svg:x2="8.277cm" svg:y2="17.185cm">
            <text:p text:style-name="P4"/>
          </draw:line>
          <draw:line draw:style-name="gr8" draw:text-style-name="P15" draw:layer="layout" svg:x1="23.583cm" svg:y1="4.445cm" svg:x2="23.583cm" svg:y2="17.185cm">
            <text:p text:style-name="P4"/>
          </draw:line>
        </draw:g>
        <presentation:notes draw:style-name="dp3">
          <draw:page-thumbnail draw:layer="layout" svg:width="12.885cm" svg:height="9.662cm" svg:x="3.259cm" svg:y="1.936cm" draw:page-number="19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Optional Protocol Operations" draw:style-name="dp1" draw:master-page-name="Default" presentation:presentation-page-layout-name="AL3T8">
        <office:forms form:automatic-focus="false" form:apply-design-mode="false"/>
        <draw:frame presentation:style-name="pr8" draw:text-style-name="P2" draw:layer="layout" svg:width="22.86cm" svg:height="3.176cm" svg:x="1.27cm" svg:y="0.761cm" presentation:class="title" presentation:user-transformed="true">
          <draw:text-box>
            <text:p text:style-name="P1">Optional Protocol Operations</text:p>
          </draw:text-box>
        </draw:frame>
        <draw:g>
          <draw:custom-shape draw:style-name="gr7" draw:text-style-name="P14" draw:layer="layout" svg:width="5.018cm" svg:height="3.294cm" svg:x="5.777cm" svg:y="11.297cm">
            <text:p text:style-name="P21"><text:span text:style-name="T18">validat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5.018cm" svg:height="2.28cm" svg:x="5.777cm" svg:y="9.017cm">
            <text:p text:style-name="P21"><text:span text:style-name="T18">candidat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5.018cm" svg:height="2.279cm" svg:x="5.777cm" svg:y="6.738cm">
            <text:p text:style-name="P21"><text:span text:style-name="T18">candidat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5.018cm" svg:height="1.266cm" svg:x="5.777cm" svg:y="5.472cm">
            <text:p text:style-name="P22"><text:span text:style-name="T18">Capabilit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3.225cm" svg:height="3.294cm" svg:x="10.795cm" svg:y="11.297cm">
            <text:p text:style-name="P21"><text:span text:style-name="T19">Perform a syntax check and optionally a referential integrity check on the specified confi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4.494cm" svg:height="3.294cm" svg:x="1.283cm" svg:y="11.297cm">
            <text:p text:style-name="P21"><text:span text:style-name="T18">validat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3.225cm" svg:height="2.28cm" svg:x="10.795cm" svg:y="9.017cm">
            <text:p text:style-name="P21"><text:span text:style-name="T18">Clear the &lt;candidate&gt; configura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4.494cm" svg:height="2.28cm" svg:x="1.283cm" svg:y="9.017cm">
            <text:p text:style-name="P21"><text:span text:style-name="T18">discard-chang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3.225cm" svg:height="2.279cm" svg:x="10.795cm" svg:y="6.738cm">
            <text:p text:style-name="P21"><text:span text:style-name="T18">Commit &lt;candidate&gt; to &lt;running&gt; configura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4.494cm" svg:height="2.279cm" svg:x="1.283cm" svg:y="6.738cm">
            <text:p text:style-name="P21"><text:span text:style-name="T18">comm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3.225cm" svg:height="1.266cm" svg:x="10.795cm" svg:y="5.472cm">
            <text:p text:style-name="P22"><text:span text:style-name="T18">Descrip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4.494cm" svg:height="1.266cm" svg:x="1.283cm" svg:y="5.472cm">
            <text:p text:style-name="P22"><text:span text:style-name="T18">Name</text:span></text:p>
            <draw:enhanced-geometry svg:viewBox="0 0 21600 21600" draw:type="rectangle" draw:enhanced-path="M 0 0 L 21600 0 21600 21600 0 21600 0 0 Z N"/>
          </draw:custom-shape>
          <draw:line draw:style-name="gr8" draw:text-style-name="P15" draw:layer="layout" svg:x1="1.283cm" svg:y1="5.472cm" svg:x2="24.02cm" svg:y2="5.472cm">
            <text:p text:style-name="P4"/>
          </draw:line>
          <draw:line draw:style-name="gr4" draw:text-style-name="P15" draw:layer="layout" svg:x1="1.283cm" svg:y1="6.738cm" svg:x2="24.02cm" svg:y2="6.738cm">
            <text:p text:style-name="P4"/>
          </draw:line>
          <draw:line draw:style-name="gr4" draw:text-style-name="P15" draw:layer="layout" svg:x1="1.283cm" svg:y1="9.017cm" svg:x2="24.02cm" svg:y2="9.017cm">
            <text:p text:style-name="P4"/>
          </draw:line>
          <draw:line draw:style-name="gr4" draw:text-style-name="P15" draw:layer="layout" svg:x1="1.283cm" svg:y1="11.297cm" svg:x2="24.02cm" svg:y2="11.297cm">
            <text:p text:style-name="P4"/>
          </draw:line>
          <draw:line draw:style-name="gr8" draw:text-style-name="P15" draw:layer="layout" svg:x1="1.283cm" svg:y1="14.591cm" svg:x2="24.02cm" svg:y2="14.591cm">
            <text:p text:style-name="P4"/>
          </draw:line>
          <draw:line draw:style-name="gr8" draw:text-style-name="P15" draw:layer="layout" svg:x1="1.283cm" svg:y1="5.472cm" svg:x2="1.283cm" svg:y2="14.591cm">
            <text:p text:style-name="P4"/>
          </draw:line>
          <draw:line draw:style-name="gr4" draw:text-style-name="P15" draw:layer="layout" svg:x1="5.777cm" svg:y1="5.472cm" svg:x2="5.777cm" svg:y2="14.591cm">
            <text:p text:style-name="P4"/>
          </draw:line>
          <draw:line draw:style-name="gr8" draw:text-style-name="P15" draw:layer="layout" svg:x1="24.02cm" svg:y1="5.472cm" svg:x2="24.02cm" svg:y2="14.591cm">
            <text:p text:style-name="P4"/>
          </draw:line>
          <draw:line draw:style-name="gr4" draw:text-style-name="P15" draw:layer="layout" svg:x1="10.795cm" svg:y1="5.472cm" svg:x2="10.795cm" svg:y2="14.591cm">
            <text:p text:style-name="P4"/>
          </draw:line>
        </draw:g>
        <presentation:notes draw:style-name="dp3">
          <draw:page-thumbnail draw:layer="layout" svg:width="12.885cm" svg:height="9.662cm" svg:x="3.259cm" svg:y="1.936cm" draw:page-number="20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Configuration Locking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Configuration Locking</text:p>
          </draw:text-box>
        </draw:frame>
        <draw:frame presentation:style-name="pr5" draw:text-style-name="P6" draw:layer="layout" svg:width="21.167cm" svg:height="12.489cm" svg:x="2.539cm" svg:y="4.022cm" presentation:class="outline" presentation:user-transformed="true">
          <draw:text-box>
            <text:list text:style-name="L3">
              <text:list-item>
                <text:p text:style-name="P9"><text:span text:style-name="T2">NETCONF supports </text:span><text:span text:style-name="T10">global locking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Exclusive access to an entire configuration datastore is granted to one user even if the user only has permission to alter some of the configuration data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10">Partial locking</text:span><text:span text:style-name="T2"> is coming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This feature depends on how data is named (and other factors) and the WG could not agree in time so it was shelved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2">Lock implementation in mandatory but </text:span><text:span text:style-name="T10">lock use is optional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Provides some really interesting failure modes :-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21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&lt;edit-config&gt;" draw:style-name="dp1" draw:master-page-name="Default" presentation:presentation-page-layout-name="AL4T10">
        <office:forms form:automatic-focus="false" form:apply-design-mode="false"/>
        <draw:frame presentation:style-name="pr8" draw:text-style-name="P2" draw:layer="layout" svg:width="22.86cm" svg:height="3.176cm" svg:x="1.27cm" svg:y="0.761cm" presentation:class="title" presentation:user-transformed="true">
          <draw:text-box>
            <text:p text:style-name="P1"><text:span text:style-name="T22">&lt;edit-config&gt;</text:span></text:p>
          </draw:text-box>
        </draw:frame>
        <draw:frame presentation:style-name="pr10" draw:text-style-name="P6" draw:layer="layout" svg:width="22.097cm" svg:height="1.601cm" svg:x="1.071cm" svg:y="3.978cm" presentation:class="outline" presentation:user-transformed="true">
          <draw:text-box>
            <text:list text:style-name="L3">
              <text:list-item>
                <text:p text:style-name="P25"><text:span text:style-name="T24">4 edit modes (create, merge, replace, delete)</text:span></text:p>
              </text:list-item>
            </text:list>
          </draw:text-box>
        </draw:frame>
        <draw:g>
          <draw:custom-shape draw:style-name="gr7" draw:text-style-name="P14" draw:layer="layout" svg:width="16.642cm" svg:height="1.406cm" svg:x="6.831cm" svg:y="14.645cm">
            <text:p text:style-name="P21"><text:span text:style-name="T18">Portion of the configuration to ed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5.014cm" svg:height="1.406cm" svg:x="1.817cm" svg:y="14.645cm">
            <text:p text:style-name="P21"><text:span text:style-name="T19">confi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6.642cm" svg:height="2.28cm" svg:x="6.831cm" svg:y="12.365cm">
            <text:p text:style-name="P21"><text:span text:style-name="T18">Values (stop-on-error, continue-on-error, rollback-on-error); Default (stop-on-error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5.014cm" svg:height="2.28cm" svg:x="1.817cm" svg:y="12.365cm">
            <text:p text:style-name="P21"><text:span text:style-name="T18">error-op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6.642cm" svg:height="1.407cm" svg:x="6.831cm" svg:y="10.958cm">
            <text:p text:style-name="P21"><text:span text:style-name="T18">Values (test-then-set, set); Default (set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5.014cm" svg:height="1.407cm" svg:x="1.817cm" svg:y="10.958cm">
            <text:p text:style-name="P21"><text:span text:style-name="T18">test-op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6.642cm" svg:height="2.28cm" svg:x="6.831cm" svg:y="8.678cm">
            <text:p text:style-name="P21"><text:span text:style-name="T18">Default edit mode; Default (merge)</text:span><text:span text:style-name="T18"><text:line-break/></text:span><text:span text:style-name="T18">Values (merge, replace, none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5.014cm" svg:height="2.28cm" svg:x="1.817cm" svg:y="8.678cm">
            <text:p text:style-name="P21"><text:span text:style-name="T18">default-opera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6.642cm" svg:height="1.406cm" svg:x="6.831cm" svg:y="7.272cm">
            <text:p text:style-name="P21"><text:span text:style-name="T19">Configuration datastore to ed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5.014cm" svg:height="1.406cm" svg:x="1.817cm" svg:y="7.272cm">
            <text:p text:style-name="P21"><text:span text:style-name="T18">targe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6.642cm" svg:height="1.266cm" svg:x="6.831cm" svg:y="6.006cm">
            <text:p text:style-name="P22"><text:span text:style-name="T18">Descrip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5.014cm" svg:height="1.266cm" svg:x="1.817cm" svg:y="6.006cm">
            <text:p text:style-name="P22"><text:span text:style-name="T18">Parameter</text:span></text:p>
            <draw:enhanced-geometry svg:viewBox="0 0 21600 21600" draw:type="rectangle" draw:enhanced-path="M 0 0 L 21600 0 21600 21600 0 21600 0 0 Z N"/>
          </draw:custom-shape>
          <draw:line draw:style-name="gr8" draw:text-style-name="P15" draw:layer="layout" svg:x1="1.817cm" svg:y1="6.006cm" svg:x2="23.473cm" svg:y2="6.006cm">
            <text:p text:style-name="P4"/>
          </draw:line>
          <draw:line draw:style-name="gr4" draw:text-style-name="P15" draw:layer="layout" svg:x1="1.817cm" svg:y1="7.272cm" svg:x2="23.473cm" svg:y2="7.272cm">
            <text:p text:style-name="P4"/>
          </draw:line>
          <draw:line draw:style-name="gr8" draw:text-style-name="P15" draw:layer="layout" svg:x1="1.817cm" svg:y1="16.051cm" svg:x2="23.473cm" svg:y2="16.051cm">
            <text:p text:style-name="P4"/>
          </draw:line>
          <draw:line draw:style-name="gr8" draw:text-style-name="P15" draw:layer="layout" svg:x1="1.817cm" svg:y1="6.006cm" svg:x2="1.817cm" svg:y2="16.051cm">
            <text:p text:style-name="P4"/>
          </draw:line>
          <draw:line draw:style-name="gr4" draw:text-style-name="P15" draw:layer="layout" svg:x1="6.831cm" svg:y1="6.006cm" svg:x2="6.831cm" svg:y2="16.051cm">
            <text:p text:style-name="P4"/>
          </draw:line>
          <draw:line draw:style-name="gr8" draw:text-style-name="P15" draw:layer="layout" svg:x1="23.473cm" svg:y1="6.006cm" svg:x2="23.473cm" svg:y2="16.051cm">
            <text:p text:style-name="P4"/>
          </draw:line>
          <draw:line draw:style-name="gr4" draw:text-style-name="P15" draw:layer="layout" svg:x1="1.817cm" svg:y1="8.678cm" svg:x2="23.473cm" svg:y2="8.678cm">
            <text:p text:style-name="P4"/>
          </draw:line>
          <draw:line draw:style-name="gr4" draw:text-style-name="P15" draw:layer="layout" svg:x1="1.817cm" svg:y1="10.958cm" svg:x2="23.473cm" svg:y2="10.958cm">
            <text:p text:style-name="P4"/>
          </draw:line>
          <draw:line draw:style-name="gr4" draw:text-style-name="P15" draw:layer="layout" svg:x1="1.817cm" svg:y1="12.365cm" svg:x2="23.473cm" svg:y2="12.365cm">
            <text:p text:style-name="P4"/>
          </draw:line>
          <draw:line draw:style-name="gr4" draw:text-style-name="P15" draw:layer="layout" svg:x1="1.817cm" svg:y1="14.645cm" svg:x2="23.473cm" svg:y2="14.645cm">
            <text:p text:style-name="P4"/>
          </draw:line>
        </draw:g>
        <presentation:notes draw:style-name="dp3">
          <draw:page-thumbnail draw:layer="layout" svg:width="12.885cm" svg:height="9.662cm" svg:x="3.259cm" svg:y="1.936cm" draw:page-number="22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Add/Replace Interface Ethernet0/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<text:span text:style-name="T3">Add/Replace Interface Ethernet0/0</text:span></text:p>
          </draw:text-box>
        </draw:frame>
        <draw:frame presentation:style-name="pr11" draw:text-style-name="P6" draw:layer="layout" svg:width="21.167cm" svg:height="12.864cm" svg:x="2.539cm" svg:y="4.021cm" presentation:class="outline" presentation:user-transformed="true">
          <draw:text-box>
            <text:list text:style-name="L11">
              <text:list-item>
                <text:p text:style-name="P24"><text:span text:style-name="T25">&lt;rpc message-id="101“</text:span><text:span text:style-name="T25"><text:line-break/></text:span><text:span text:style-name="T25"> <text:s/>xmlns="urn:ietf:params:xml:ns:netconf:base:1.0"&gt;</text:span><text:span text:style-name="T25"><text:line-break/></text:span><text:span text:style-name="T20"> <text:s text:c="3"/></text:span><text:span text:style-name="T21">&lt;edit-config&gt;</text:span><text:span text:style-name="T21"><text:line-break/></text:span><text:span text:style-name="T21"> <text:s text:c="3"/>&lt;target&gt;&lt;running/&gt;&lt;/target&gt;</text:span><text:span text:style-name="T21"><text:line-break/></text:span><text:span text:style-name="T21"> <text:s text:c="3"/>&lt;config xmlns:xc="urn:ietf:params:xml:ns:netconf:base:1.0"&gt;</text:span><text:span text:style-name="T21"><text:line-break/></text:span><text:span text:style-name="T20"> <text:s text:c="5"/>&lt;top xmlns="http://example.com/schema/1.2/config"&gt;</text:span><text:span text:style-name="T20"><text:line-break/></text:span><text:span text:style-name="T20"> <text:s text:c="7"/>&lt;interface </text:span><text:span text:style-name="T26">xc:operation="replace"</text:span><text:span text:style-name="T20">&gt;</text:span><text:span text:style-name="T20"><text:line-break/></text:span><text:span text:style-name="T20"> <text:s text:c="9"/>&lt;name&gt;Ethernet0/0&lt;/name&gt;</text:span><text:span text:style-name="T20"><text:line-break/></text:span><text:span text:style-name="T20"> <text:s text:c="9"/>&lt;mtu&gt;1500&lt;/mtu&gt;</text:span><text:span text:style-name="T20"><text:line-break/></text:span><text:span text:style-name="T20"> <text:s text:c="9"/>&lt;address&gt;</text:span><text:span text:style-name="T20"><text:line-break/></text:span><text:span text:style-name="T20"> <text:s text:c="11"/>&lt;name&gt;1.2.3.4&lt;/name&gt;</text:span><text:span text:style-name="T20"><text:line-break/></text:span><text:span text:style-name="T20"> <text:s text:c="11"/>&lt;prefix-length&gt;24&lt;/prefix-length&gt;</text:span><text:span text:style-name="T20"><text:line-break/></text:span><text:span text:style-name="T20"> <text:s text:c="9"/>&lt;/address&gt; </text:span><text:span text:style-name="T20"><text:line-break/></text:span><text:span text:style-name="T20"> <text:s text:c="7"/>&lt;/interface&gt;</text:span><text:span text:style-name="T20"><text:line-break/></text:span><text:span text:style-name="T20"> <text:s text:c="5"/>&lt;/top&gt; </text:span><text:span text:style-name="T20"><text:line-break/></text:span><text:span text:style-name="T20"> <text:s text:c="3"/></text:span><text:span text:style-name="T21">&lt;/config&gt;</text:span><text:span text:style-name="T20"> </text:span><text:span text:style-name="T20"><text:line-break/></text:span><text:span text:style-name="T20"> <text:s/></text:span><text:span text:style-name="T21">&lt;/edit-config&gt;</text:span><text:span text:style-name="T20"> </text:span><text:span text:style-name="T20"><text:line-break/></text:span><text:span text:style-name="T25">&lt;/rpc&gt;</text:span><text:span text:style-name="T20"> </text:span></text:p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23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Using an OOA or SOA With NETCONF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<text:span text:style-name="T27">Using an OOA or SOA With NETCONF</text:span></text:p>
          </draw:text-box>
        </draw:frame>
        <draw:frame presentation:style-name="pr5" draw:text-style-name="P6" draw:layer="layout" svg:width="21.167cm" svg:height="12.489cm" svg:x="2.539cm" svg:y="4.022cm" presentation:class="outline" presentation:user-transformed="true">
          <draw:text-box>
            <text:list text:style-name="L3">
              <text:list-item>
                <text:p text:style-name="P26"><text:span text:style-name="T11">Map core methods to NETCONF </text:span><text:span text:style-name="T11"><text:line-break/></text:span><text:span text:style-name="T11">&lt;edit-config&gt; operation and edit-mode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If any mismatch then use direct RPC instead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11">Map object or service specific methods directly to the &lt;rpc&gt; element</text:span></text:p>
              </text:list-item>
            </text:list>
            <text:list text:style-name="L3">
              <text:list-item>
                <text:p text:style-name="P26"><text:span text:style-name="T11">Map error tag names to the &lt;error-app-tag&gt; field in the &lt;rpc-error&gt; element</text:span></text:p>
              </text:list-item>
            </text:list>
            <text:list text:style-name="L3">
              <text:list-item>
                <text:p text:style-name="P26"><text:span text:style-name="T11">Map extended error information to the &lt;error-info&gt; field in the &lt;rpc-error&gt; element</text:span></text:p>
              </text:list-item>
            </text:list>
            <text:list text:style-name="L3">
              <text:list-item>
                <text:p text:style-name="P26"><text:span text:style-name="T11">Create and implement data models</text:span></text:p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24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Details I Left Out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Details I Left Out</text:p>
          </draw:text-box>
        </draw:frame>
        <draw:frame presentation:style-name="pr5" draw:text-style-name="P6" draw:layer="layout" svg:width="21.167cm" svg:height="12.489cm" svg:x="2.539cm" svg:y="4.022cm" presentation:class="outline" presentation:user-transformed="true">
          <draw:text-box>
            <text:list text:style-name="L3">
              <text:list-item>
                <text:p text:style-name="P26"><text:span text:style-name="T11">Read the documents to find out more about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Rest of the protocol oper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Subtree filte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Session establishment and teardow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Security consider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Breaking locks and killing sess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HTTP consider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XML usage consider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Concurrency mod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SSH, BEEP, and SOAP detai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Standard error report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25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Transport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NETCONF Transports</text:p>
          </draw:text-box>
        </draw:frame>
        <draw:frame presentation:style-name="pr5" draw:text-style-name="P6" draw:layer="layout" svg:width="21.167cm" svg:height="12.489cm" svg:x="2.539cm" svg:y="4.022cm" presentation:class="outline" presentation:user-transformed="true">
          <draw:text-box>
            <text:list text:style-name="L3">
              <text:list-item>
                <text:p text:style-name="P26"><text:span text:style-name="T28">Default transport is SSH on port 830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All agents must support this mapping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28">Optional transport #1 is BEEP on port 831</text:span></text:p>
              </text:list-item>
            </text:list>
            <text:list text:style-name="L3">
              <text:list-item>
                <text:p text:style-name="P26"><text:span text:style-name="T28">Optional transport #2 is SOAP/BEEP on port 832</text:span></text:p>
              </text:list-item>
            </text:list>
            <text:list text:style-name="L3">
              <text:list-item>
                <text:p text:style-name="P26"><text:span text:style-name="T28">Optional transport #1 is SOAP/HTTP/TLS on port 833</text:span></text:p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26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Summary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2.602cm" svg:x="1.27cm" svg:y="1.048cm" presentation:class="title" presentation:user-transformed="true">
          <draw:text-box>
            <text:p text:style-name="P1">Summary</text:p>
          </draw:text-box>
        </draw:frame>
        <draw:frame presentation:style-name="pr5" draw:text-style-name="P6" draw:layer="layout" svg:width="21.167cm" svg:height="12.489cm" svg:x="2.539cm" svg:y="4.022cm" presentation:class="outline" presentation:user-transformed="true">
          <draw:text-box>
            <text:list text:style-name="L3">
              <text:list-item>
                <text:p text:style-name="P25"><text:span text:style-name="T4">Manual device configuration is costly, inefficient, <text:s/>and error-prone <text:s/></text:span></text:p>
              </text:list-item>
            </text:list>
            <text:list text:style-name="L3">
              <text:list-item>
                <text:p text:style-name="P25"><text:span text:style-name="T4">NETCONF provides a low-level programmatic interface to manipulate network device configuration databases 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4">Designed by NE vendor engineers to work on all the major router platforms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4">NETCONF is content-neutral and only requires data model content to be well-formed XML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4">High-level object or service oriented model-driven systems can be layered on top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27"/>
          <draw:frame presentation:style-name="pr6" draw:text-style-name="P4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9" draw:display-name="msArrowEnd 9" svg:viewBox="0 0 350 350" svg:d="m175 0 175 350h-35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4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wrap" draw:shadow="hidden" draw:shadow-color="#919191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00%" fo:text-align="end" text:enable-numbering="false" fo:text-indent="0cm"/>
    </style:style>
    <style:style style:name="P8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185cm" svg:height="4.638cm" svg:x="2.242cm" svg:y="3.609cm" draw:page-number="1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gr1" draw:text-style-name="P1" draw:layer="backgroundobjects" svg:width="8.418cm" svg:height="1.2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18cm" svg:height="1.288cm" svg:x="10.9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18cm" svg:height="1.288cm" svg:x="0cm" svg:y="24.49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18cm" svg:height="1.288cm" svg:x="10.981cm" svg:y="24.49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4" draw:layer="backgroundobjects" svg:width="8.044cm" svg:height="1.324cm" svg:x="8.678cm" svg:y="17.347cm" presentation:class="footer">
        <draw:text-box>
          <text:p text:style-name="P4"><text:span text:style-name="T1"><presentation:footer/></text:span></text:p>
        </draw:text-box>
      </draw:frame>
      <draw:frame presentation:style-name="pr1" draw:text-style-name="P5" draw:layer="backgroundobjects" svg:width="5.927cm" svg:height="1.324cm" svg:x="18.202cm" svg:y="17.347cm" presentation:class="page-number">
        <draw:text-box>
          <text:p text:style-name="P5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3" draw:text-style-name="P6" draw:layer="backgroundobjects" svg:width="19.4cm" svg:height="25.78cm" svg:x="0cm" svg:y="0cm">
          <text:p/>
        </draw:rect>
        <draw:frame presentation:style-name="pr2" draw:text-style-name="P3" draw:layer="backgroundobjects" svg:width="8.409cm" svg:height="1.293cm" svg:x="-0.001cm" svg:y="-0.004cm" presentation:class="header">
          <draw:text-box>
            <text:p text:style-name="P3"><text:span text:style-name="T2"><presentation:header/></text:span></text:p>
          </draw:text-box>
        </draw:frame>
        <draw:frame presentation:style-name="pr2" draw:text-style-name="P5" draw:layer="backgroundobjects" svg:width="8.41cm" svg:height="1.293cm" svg:x="10.993cm" svg:y="-0.004cm" presentation:class="date-time">
          <draw:text-box>
            <text:p text:style-name="P5"><text:span text:style-name="T2"><presentation:date-time/></text:span></text:p>
          </draw:text-box>
        </draw:frame>
        <draw:frame presentation:style-name="pr3" draw:text-style-name="P3" draw:layer="backgroundobjects" svg:width="8.409cm" svg:height="1.293cm" svg:x="-0.001cm" svg:y="24.491cm" presentation:class="footer">
          <draw:text-box>
            <text:p text:style-name="P3"><text:span text:style-name="T2"><presentation:footer/></text:span></text:p>
          </draw:text-box>
        </draw:frame>
        <draw:frame presentation:style-name="pr3" draw:text-style-name="P5" draw:layer="backgroundobjects" svg:width="8.41cm" svg:height="1.293cm" svg:x="10.993cm" svg:y="24.491cm" presentation:class="page-number">
          <draw:text-box>
            <text:p text:style-name="P5"><text:span text:style-name="T2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gr4" draw:text-style-name="P8" draw:layer="backgroundobjects" svg:width="2.795cm" svg:height="0.82cm" svg:x="17.254cm" svg:y="24.685cm">
          <text:p text:style-name="P7"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dc:title>NETCONF Agenda</dc:title>
    <meta:initial-creator>ABB</meta:initial-creator>
    <meta:creation-date>1996-03-04T22:05:50</meta:creation-date>
    <dc:creator>Andy</dc:creator>
    <dc:date>2008-05-17T09:16:48</dc:date>
    <meta:print-date>2000-12-09T21:37:10</meta:print-date>
    <meta:editing-cycles>626</meta:editing-cycles>
    <meta:editing-duration>P38DT12H38M21S</meta:editing-duration>
    <meta:user-defined meta:name="Info 1"/>
    <meta:user-defined meta:name="Info 2"/>
    <meta:user-defined meta:name="Info 3"/>
    <meta:user-defined meta:name="Info 4"/>
    <meta:document-statistic meta:object-count="298"/>
  </office:meta>
</office:document-meta>
</file>